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54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1.26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2.1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2.9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3.6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4.4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5.2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5.9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6.7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7.4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8.2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9.0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1.905cm" svg:x2="24.076cm" svg:y2="2.481cm" draw:start-shape="id22" draw:start-glue-point="2" draw:end-shape="id23" draw:end-glue-point="3" svg:d="m23504 1905v576h572" svg:viewBox="0 0 573 577">
          <text:p/>
        </draw:connector>
        <draw:connector draw:style-name="gr4" draw:text-style-name="P2" draw:layer="layout" svg:x1="23.504cm" svg:y1="1.905cm" svg:x2="24.076cm" svg:y2="3.233cm" draw:start-shape="id22" draw:start-glue-point="2" draw:end-shape="id24" draw:end-glue-point="3" svg:d="m23504 1905v1328h572" svg:viewBox="0 0 573 1329">
          <text:p/>
        </draw:connector>
        <draw:connector draw:style-name="gr4" draw:text-style-name="P2" draw:layer="layout" svg:x1="23.504cm" svg:y1="1.905cm" svg:x2="24.076cm" svg:y2="3.995cm" draw:start-shape="id22" draw:start-glue-point="2" draw:end-shape="id25" draw:end-glue-point="3" svg:d="m23504 1905v2090h572" svg:viewBox="0 0 573 2091">
          <text:p/>
        </draw:connector>
        <draw:connector draw:style-name="gr4" draw:text-style-name="P2" draw:layer="layout" svg:x1="23.504cm" svg:y1="1.905cm" svg:x2="24.076cm" svg:y2="4.757cm" draw:start-shape="id22" draw:start-glue-point="2" draw:end-shape="id26" draw:end-glue-point="3" svg:d="m23504 1905v2852h572" svg:viewBox="0 0 573 2853">
          <text:p/>
        </draw:connector>
        <draw:connector draw:style-name="gr4" draw:text-style-name="P2" draw:layer="layout" svg:x1="23.504cm" svg:y1="1.905cm" svg:x2="24.076cm" svg:y2="5.529cm" draw:start-shape="id22" draw:start-glue-point="2" draw:end-shape="id27" draw:end-glue-point="3" svg:d="m23504 1905v3624h572" svg:viewBox="0 0 573 3625">
          <text:p/>
        </draw:connector>
        <draw:connector draw:style-name="gr4" draw:text-style-name="P2" draw:layer="layout" svg:x1="23.504cm" svg:y1="1.905cm" svg:x2="24.076cm" svg:y2="6.281cm" draw:start-shape="id22" draw:start-glue-point="2" draw:end-shape="id28" draw:end-glue-point="3" svg:d="m23504 1905v4376h572" svg:viewBox="0 0 573 4377">
          <text:p/>
        </draw:connector>
        <draw:connector draw:style-name="gr4" draw:text-style-name="P2" draw:layer="layout" svg:x1="23.504cm" svg:y1="1.905cm" svg:x2="24.076cm" svg:y2="7.043cm" draw:start-shape="id22" draw:start-glue-point="2" draw:end-shape="id29" draw:end-glue-point="3" svg:d="m23504 1905v5138h572" svg:viewBox="0 0 573 5139">
          <text:p/>
        </draw:connector>
        <draw:connector draw:style-name="gr4" draw:text-style-name="P2" draw:layer="layout" svg:x1="23.504cm" svg:y1="1.905cm" svg:x2="24.076cm" svg:y2="7.805cm" draw:start-shape="id22" draw:start-glue-point="2" draw:end-shape="id30" draw:end-glue-point="3" svg:d="m23504 1905v5900h572" svg:viewBox="0 0 573 5901">
          <text:p/>
        </draw:connector>
        <draw:connector draw:style-name="gr4" draw:text-style-name="P2" draw:layer="layout" svg:x1="23.504cm" svg:y1="1.905cm" svg:x2="24.076cm" svg:y2="8.577cm" draw:start-shape="id22" draw:start-glue-point="2" draw:end-shape="id31" draw:end-glue-point="3" svg:d="m23504 1905v6672h572" svg:viewBox="0 0 573 6673">
          <text:p/>
        </draw:connector>
        <draw:connector draw:style-name="gr4" draw:text-style-name="P2" draw:layer="layout" svg:x1="23.504cm" svg:y1="1.905cm" svg:x2="24.076cm" svg:y2="9.339cm" draw:start-shape="id22" draw:start-glue-point="2" draw:end-shape="id32" draw:end-glue-point="3" svg:d="m23504 1905v7434h572" svg:viewBox="0 0 573 7435">
          <text:p/>
        </draw:connector>
        <draw:frame draw:style-name="gr1" draw:text-style-name="P1" xml:id="id33" draw:id="id33" draw:layer="layout" svg:width="2.34cm" svg:height="0.645cm" svg:x="24.076cm" svg:y="9.7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10.5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1.905cm" svg:x2="24.076cm" svg:y2="10.101cm" draw:start-shape="id22" draw:start-glue-point="2" draw:end-shape="id33" draw:end-glue-point="3" svg:d="m23504 1905v8196h572" svg:viewBox="0 0 573 8197">
          <text:p/>
        </draw:connector>
        <draw:connector draw:style-name="gr4" draw:text-style-name="P2" draw:layer="layout" svg:x1="23.504cm" svg:y1="1.905cm" svg:x2="24.076cm" svg:y2="10.863cm" draw:start-shape="id22" draw:start-glue-point="2" draw:end-shape="id34" draw:end-glue-point="3" svg:d="m23504 1905v8958h572" svg:viewBox="0 0 573 8959">
          <text:p/>
        </draw:connector>
        <draw:frame draw:style-name="gr1" draw:text-style-name="P1" xml:id="id35" draw:id="id35" draw:layer="layout" svg:width="2.594cm" svg:height="0.645cm" svg:x="24.076cm" svg:y="11.3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1.905cm" svg:x2="24.076cm" svg:y2="11.625cm" draw:start-shape="id22" draw:start-glue-point="2" draw:end-shape="id35" draw:end-glue-point="3" svg:d="m23504 19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568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627cm" svg:y="9.3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13cm" svg:y="8.6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627cm" svg:y="10.1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627cm" svg:y="10.988cm">
          <draw:text-box>
            <text:p><text:span text:style-name="T1">188 mormon/mormonism</text:span></text:p>
          </draw:text-box>
        </draw:frame>
        <draw:connector draw:style-name="gr4" draw:text-style-name="P2" draw:layer="layout" svg:x1="13.035cm" svg:y1="9.281cm" svg:x2="13.627cm" svg:y2="9.71cm" svg:d="m13035 9281v429h592" svg:viewBox="0 0 593 430">
          <text:p/>
        </draw:connector>
        <draw:connector draw:style-name="gr4" draw:text-style-name="P2" draw:layer="layout" svg:x1="13.035cm" svg:y1="9.281cm" svg:x2="13.627cm" svg:y2="10.51cm" svg:d="m13035 9281v1229h592" svg:viewBox="0 0 593 1230">
          <text:p/>
        </draw:connector>
        <draw:connector draw:style-name="gr4" draw:text-style-name="P2" draw:layer="layout" svg:x1="13.035cm" svg:y1="9.281cm" svg:x2="13.627cm" svg:y2="11.31cm" svg:d="m13035 92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5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6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6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8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5" draw:start-glue-point="2" draw:end-shape="id96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12.1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1.905cm" svg:x2="24.075cm" svg:y2="12.425cm" draw:start-shape="id22" draw:start-glue-point="2" draw:end-shape="id113" draw:end-glue-point="3" svg:d="m23504 1905v10520h571" svg:viewBox="0 0 572 10521">
          <text:p/>
        </draw:connector>
        <draw:frame draw:style-name="gr1" draw:text-style-name="P1" xml:id="id114" draw:id="id114" draw:layer="layout" svg:width="3.485cm" svg:height="0.645cm" svg:x="24.074cm" svg:y="12.9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1.905cm" svg:x2="24.074cm" svg:y2="13.225cm" draw:start-shape="id22" draw:start-glue-point="2" draw:end-shape="id114" draw:end-glue-point="3" svg:d="m23504 1905v11320h570" svg:viewBox="0 0 571 11321">
          <text:p/>
        </draw:connector>
        <draw:frame draw:style-name="gr7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7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6.1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8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7.5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8.2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9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6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805cm" svg:x2="35.523cm" svg:y2="17.182cm" draw:start-shape="id129" draw:start-glue-point="2" draw:end-shape="id130" draw:end-glue-point="3" svg:d="m35036 16805v377h487" svg:viewBox="0 0 488 378">
          <text:p/>
        </draw:connector>
        <draw:connector draw:style-name="gr4" draw:text-style-name="P2" draw:layer="layout" svg:x1="35.036cm" svg:y1="16.805cm" svg:x2="35.522cm" svg:y2="17.882cm" draw:start-shape="id129" draw:start-glue-point="2" draw:end-shape="id131" svg:d="m35036 16805v1077h486" svg:viewBox="0 0 487 1078">
          <text:p/>
        </draw:connector>
        <draw:connector draw:style-name="gr4" draw:text-style-name="P2" draw:layer="layout" svg:x1="35.036cm" svg:y1="16.805cm" svg:x2="35.522cm" svg:y2="18.582cm" draw:start-shape="id129" draw:start-glue-point="2" draw:end-shape="id132" draw:end-glue-point="3" svg:d="m35036 16805v728h-15v1049h501" svg:viewBox="0 0 502 1778">
          <text:p/>
        </draw:connector>
        <draw:connector draw:style-name="gr4" draw:text-style-name="P2" draw:layer="layout" svg:x1="35.036cm" svg:y1="16.805cm" svg:x2="35.521cm" svg:y2="19.282cm" draw:start-shape="id129" draw:start-glue-point="2" draw:end-shape="id133" draw:end-glue-point="3" svg:d="m35036 16805v1078h-16v1399h501" svg:viewBox="0 0 502 2478">
          <text:p/>
        </draw:connector>
        <draw:connector draw:style-name="gr4" draw:text-style-name="P2" draw:layer="layout" svg:x1="35.036cm" svg:y1="16.805cm" svg:x2="35.52cm" svg:y2="19.982cm" draw:start-shape="id129" draw:start-glue-point="2" draw:end-shape="id134" draw:end-glue-point="3" svg:d="m35036 168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1.028cm" svg:y="26.5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827cm" svg:y="27.433cm">
          <draw:text-box>
            <text:p><text:span text:style-name="T1">296 family-disfunction</text:span></text:p>
          </draw:text-box>
        </draw:frame>
        <draw:connector draw:style-name="gr4" draw:text-style-name="P2" draw:layer="layout" svg:x1="52.184cm" svg:y1="27.178cm" svg:x2="52.827cm" svg:y2="27.755cm" draw:start-shape="id191" draw:start-glue-point="2" draw:end-shape="id192" draw:end-glue-point="3" svg:d="m52184 271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20.4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805cm" svg:x2="35.52cm" svg:y2="20.782cm" draw:start-shape="id129" draw:start-glue-point="2" draw:end-shape="id194" draw:end-glue-point="3" svg:d="m35036 16805v1828h-17v2149h501" svg:viewBox="0 0 502 3978">
          <text:p/>
        </draw:connector>
        <draw:frame draw:style-name="gr13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  <draw:frame draw:style-name="gr13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3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437cm" svg:y="30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3.437cm" svg:y="30.8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4-12-10T13:20:38</dc:date>
    <dc:creator>Tyler Hayes</dc:creator>
    <meta:editing-duration>PT7H48M23S</meta:editing-duration>
    <meta:editing-cycles>104</meta:editing-cycles>
    <meta:generator>LibreOffice/3.5$Linux_X86_64 LibreOffice_project/350m1$Build-2</meta:generator>
    <meta:document-statistic meta:object-count="493"/>
  </office:meta>
</office:document-meta>
</file>